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86cm"/>
    </style:style>
    <style:style style:name="co3" style:family="table-column">
      <style:table-column-properties fo:break-before="auto" style:column-width="2.3cm"/>
    </style:style>
    <style:style style:name="co4" style:family="table-column">
      <style:table-column-properties fo:break-before="auto" style:column-width="0.601cm"/>
    </style:style>
    <style:style style:name="co5" style:family="table-column">
      <style:table-column-properties fo:break-before="auto" style:column-width="2.261cm"/>
    </style:style>
    <style:style style:name="co6" style:family="table-column">
      <style:table-column-properties fo:break-before="auto" style:column-width="0.6cm"/>
    </style:style>
    <style:style style:name="co7" style:family="table-column">
      <style:table-column-properties fo:break-before="auto" style:column-width="3.96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2" style:family="table-cell" style:parent-style-name="Default">
      <style:table-cell-properties fo:background-color="#81d41a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" style:family="table-cell" style:parent-style-name="Default" style:data-style-name="N1"/>
    <style:style style:name="ce5" style:family="table-cell" style:parent-style-name="Default" style:data-style-name="N119"/>
  </office:automatic-styles>
  <office:body>
    <office:spreadsheet>
      <table:calculation-settings table:automatic-find-labels="false" table:use-regular-expressions="false" table:use-wildcards="true"/>
      <table:table table:name="030P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pressur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nsor variant</text:p>
          </table:table-cell>
          <table:table-cell table:style-name="ce3" office:value-type="string" calcext:value-type="string">
            <text:p>030P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ata-&gt;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si</text:p>
          </table:table-cell>
          <table:table-cell table:formula="of:=6895*[.C5]" office:value-type="float" office:value="0" calcext:value-type="float">
            <text:p>0</text:p>
          </table:table-cell>
          <table:table-cell office:value-type="string" calcext:value-type="string">
            <text:p>Pa</text:p>
          </table:table-cell>
        </table:table-row>
        <table:table-row table:style-name="ro1">
          <table:table-cell/>
          <table:table-cell office:value-type="string" calcext:value-type="string">
            <text:p>data-&gt;max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si</text:p>
          </table:table-cell>
          <table:table-cell table:formula="of:=6894.75729*[.C6]" office:value-type="float" office:value="206842.7187" calcext:value-type="float">
            <text:p>206842.7187</text:p>
          </table:table-cell>
          <table:table-cell office:value-type="string" calcext:value-type="string">
            <text:p>Pa</text:p>
          </table:table-cell>
        </table:table-row>
        <table:table-row table:style-name="ro1">
          <table:table-cell/>
          <table:table-cell office:value-type="string" calcext:value-type="string">
            <text:p>HSC_OUTPUT_MIN</text:p>
          </table:table-cell>
          <table:table-cell office:value-type="float" office:value="1638" calcext:value-type="float">
            <text:p>163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SC_OUTPUT_MAX</text:p>
          </table:table-cell>
          <table:table-cell office:value-type="float" office:value="14746" calcext:value-type="float">
            <text:p>14746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pressure conv</text:p>
          </table:table-cell>
          <table:table-cell office:value-type="float" office:value="7732" calcext:value-type="float">
            <text:p>773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essure [Pa]</text:p>
          </table:table-cell>
          <table:table-cell table:style-name="ce1" table:formula="of:=([.C10]-[.C7])*([.E6]-[.E5])/([.C8]-[.C7])+[.E5]" office:value-type="float" office:value="96162.6127370919" calcext:value-type="float">
            <text:p>9616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essure raw</text:p>
          </table:table-cell>
          <table:table-cell table:style-name="ce1" table:formula="of:=[.C10]-[.C7]" office:value-type="float" office:value="6094" calcext:value-type="float">
            <text:p>6094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cale</text:p>
          </table:table-cell>
          <table:table-cell table:formula="of:=([.E6]-[.E5])/([.C8]-[.C7])" office:value-type="float" office:value="15.7798839411047" calcext:value-type="float">
            <text:p>15.7798839411047</text:p>
          </table:table-cell>
          <table:table-cell/>
          <table:table-cell table:formula="of:=[.C14]/1000" office:value-type="float" office:value="0.0157798839411047" calcext:value-type="float">
            <text:p>0.015779883941104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ffset</text:p>
          </table:table-cell>
          <table:table-cell table:formula="of:=[.E5]*([.C8]-[.C7])/([.E6]-[.E5])-[.C7]" office:value-type="float" office:value="-1638" calcext:value-type="float">
            <text:p>-163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essure </text:p>
          </table:table-cell>
          <table:table-cell table:formula="of:=([.C10]+[.C15])*[.E14]" office:value-type="float" office:value="96.1626127370919" calcext:value-type="float">
            <text:p>96.1626127370919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emperatur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emp conv</text:p>
          </table:table-cell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emp [dC]</text:p>
          </table:table-cell>
          <table:table-cell table:formula="of:=[.C19]*200/2047-50" office:value-type="float" office:value="23.2779677576942" calcext:value-type="float">
            <text:p>23.2779677576942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ass/fail</text:p>
          </table:table-cell>
          <table:table-cell table:style-name="ce2" office:value-type="string" calcext:value-type="string">
            <text:p>passed 20231126</text:p>
          </table:table-cell>
          <table:table-cell table:number-columns-repeated="4"/>
        </table:table-row>
      </table:table>
      <table:table table:name="100P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pressur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nsor variant</text:p>
          </table:table-cell>
          <table:table-cell table:style-name="ce3" office:value-type="string" calcext:value-type="string">
            <text:p>100P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ata-&gt;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si</text:p>
          </table:table-cell>
          <table:table-cell table:formula="of:=6895*[.C5]" office:value-type="float" office:value="0" calcext:value-type="float">
            <text:p>0</text:p>
          </table:table-cell>
          <table:table-cell office:value-type="string" calcext:value-type="string">
            <text:p>Pa</text:p>
          </table:table-cell>
        </table:table-row>
        <table:table-row table:style-name="ro1">
          <table:table-cell/>
          <table:table-cell office:value-type="string" calcext:value-type="string">
            <text:p>data-&gt;max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psi</text:p>
          </table:table-cell>
          <table:table-cell table:formula="of:=6894.75729*[.C6]" office:value-type="float" office:value="689475.729" calcext:value-type="float">
            <text:p>689475.729</text:p>
          </table:table-cell>
          <table:table-cell office:value-type="string" calcext:value-type="string">
            <text:p>Pa</text:p>
          </table:table-cell>
        </table:table-row>
        <table:table-row table:style-name="ro1">
          <table:table-cell/>
          <table:table-cell office:value-type="string" calcext:value-type="string">
            <text:p>HSC_OUTPUT_MIN</text:p>
          </table:table-cell>
          <table:table-cell office:value-type="float" office:value="1638" calcext:value-type="float">
            <text:p>163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SC_OUTPUT_MAX</text:p>
          </table:table-cell>
          <table:table-cell office:value-type="float" office:value="14746" calcext:value-type="float">
            <text:p>14746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pressure conv</text:p>
          </table:table-cell>
          <table:table-cell office:value-type="float" office:value="3462" calcext:value-type="float">
            <text:p>346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essure [Pa]</text:p>
          </table:table-cell>
          <table:table-cell table:style-name="ce1" table:formula="of:=([.C10]-[.C7])*([.E6]-[.E5])/([.C8]-[.C7])+[.E5]" office:value-type="float" office:value="95941.6943619164" calcext:value-type="float">
            <text:p>9594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essure raw</text:p>
          </table:table-cell>
          <table:table-cell table:style-name="ce1" table:formula="of:=[.C10]-[.C7]" office:value-type="float" office:value="1824" calcext:value-type="float">
            <text:p>1824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cale</text:p>
          </table:table-cell>
          <table:table-cell table:formula="of:=([.E6]-[.E5])/([.C8]-[.C7])" office:value-type="float" office:value="52.5996131370156" calcext:value-type="float">
            <text:p>52.5996131370156</text:p>
          </table:table-cell>
          <table:table-cell/>
          <table:table-cell table:formula="of:=[.C14]/1000" office:value-type="float" office:value="0.0525996131370156" calcext:value-type="float">
            <text:p>0.0525996131370156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ffset</text:p>
          </table:table-cell>
          <table:table-cell table:formula="of:=[.E5]*([.C8]-[.C7])/([.E6]-[.E5])-[.C7]" office:value-type="float" office:value="-1638" calcext:value-type="float">
            <text:p>-163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essure </text:p>
          </table:table-cell>
          <table:table-cell table:formula="of:=([.C10]+[.C15])*[.E14]" office:value-type="float" office:value="95.9416943619164" calcext:value-type="float">
            <text:p>95.9416943619164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emperatur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emp conv</text:p>
          </table:table-cell>
          <table:table-cell office:value-type="float" office:value="795" calcext:value-type="float">
            <text:p>79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emp [dC]</text:p>
          </table:table-cell>
          <table:table-cell table:formula="of:=[.C19]*200/2047-50" office:value-type="float" office:value="27.6746458231558" calcext:value-type="float">
            <text:p>27.6746458231558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ass/fail</text:p>
          </table:table-cell>
          <table:table-cell table:style-name="ce2" office:value-type="string" calcext:value-type="string">
            <text:p>passed 20231126</text:p>
          </table:table-cell>
          <table:table-cell table:number-columns-repeated="4"/>
        </table:table-row>
      </table:table>
      <table:table table:name="001G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pressur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nsor variant</text:p>
          </table:table-cell>
          <table:table-cell table:style-name="ce3" office:value-type="string" calcext:value-type="string">
            <text:p>001GG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ata-&gt;m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si</text:p>
          </table:table-cell>
          <table:table-cell table:formula="of:=6895*[.C5]" office:value-type="float" office:value="0" calcext:value-type="float">
            <text:p>0</text:p>
          </table:table-cell>
          <table:table-cell office:value-type="string" calcext:value-type="string">
            <text:p>Pa</text:p>
          </table:table-cell>
        </table:table-row>
        <table:table-row table:style-name="ro1">
          <table:table-cell/>
          <table:table-cell office:value-type="string" calcext:value-type="string">
            <text:p>data-&gt;max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si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Pa</text:p>
          </table:table-cell>
        </table:table-row>
        <table:table-row table:style-name="ro1">
          <table:table-cell/>
          <table:table-cell office:value-type="string" calcext:value-type="string">
            <text:p>HSC_OUTPUT_MIN</text:p>
          </table:table-cell>
          <table:table-cell office:value-type="float" office:value="1638" calcext:value-type="float">
            <text:p>163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SC_OUTPUT_MAX</text:p>
          </table:table-cell>
          <table:table-cell office:value-type="float" office:value="14746" calcext:value-type="float">
            <text:p>14746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pressure conv</text:p>
          </table:table-cell>
          <table:table-cell office:value-type="float" office:value="7714" calcext:value-type="float">
            <text:p>77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essure [Pa]</text:p>
          </table:table-cell>
          <table:table-cell table:style-name="ce1" table:formula="of:=([.C10]-[.C7])*([.E6]-[.E5])/([.C8]-[.C7])+[.E5]" office:value-type="float" office:value="463533.719865731" calcext:value-type="float">
            <text:p>46353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essure raw</text:p>
          </table:table-cell>
          <table:table-cell table:style-name="ce1" table:formula="of:=[.C10]-[.C7]" office:value-type="float" office:value="6076" calcext:value-type="float">
            <text:p>6076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cale</text:p>
          </table:table-cell>
          <table:table-cell table:formula="of:=([.E6]-[.E5])/([.C8]-[.C7])" office:value-type="float" office:value="76.2892889838267" calcext:value-type="float">
            <text:p>76.2892889838267</text:p>
          </table:table-cell>
          <table:table-cell/>
          <table:table-cell table:formula="of:=[.C14]/1000" office:value-type="float" office:value="0.0762892889838267" calcext:value-type="float">
            <text:p>0.076289288983826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ffset</text:p>
          </table:table-cell>
          <table:table-cell table:formula="of:=[.E5]*([.C8]-[.C7])/([.E6]-[.E5])-[.C7]" office:value-type="float" office:value="-1638" calcext:value-type="float">
            <text:p>-163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essure </text:p>
          </table:table-cell>
          <table:table-cell table:formula="of:=([.C10]+[.C15])*[.E14]" office:value-type="float" office:value="463.533719865731" calcext:value-type="float">
            <text:p>463.53371986573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emperatur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emp conv</text:p>
          </table:table-cell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emp [dC]</text:p>
          </table:table-cell>
          <table:table-cell table:formula="of:=[.C19]*200/2047-50" office:value-type="float" office:value="23.2779677576942" calcext:value-type="float">
            <text:p>23.2779677576942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ass/fail</text:p>
          </table:table-cell>
          <table:table-cell table:style-name="ce2" office:value-type="string" calcext:value-type="string">
            <text:p>passed 20231126</text:p>
          </table:table-cell>
          <table:table-cell table:number-columns-repeated="4"/>
        </table:table-row>
      </table:table>
      <table:table table:name="1.6M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1" table:number-columns-repeated="3" table:default-cell-style-name="Default"/>
        <table:table-column table:style-name="co7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pressur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ensor variant</text:p>
          </table:table-cell>
          <table:table-cell table:style-name="ce3" office:value-type="string" calcext:value-type="string">
            <text:p>1.6M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data-&gt;min</text:p>
          </table:table-cell>
          <table:table-cell office:value-type="float" office:value="-1.6" calcext:value-type="float">
            <text:p>-1.6</text:p>
          </table:table-cell>
          <table:table-cell office:value-type="string" calcext:value-type="string">
            <text:p>mbar</text:p>
          </table:table-cell>
          <table:table-cell table:formula="of:=100*[.C5]" office:value-type="float" office:value="-160" calcext:value-type="float">
            <text:p>-160</text:p>
          </table:table-cell>
          <table:table-cell office:value-type="string" calcext:value-type="string">
            <text:p>Pa</text:p>
          </table:table-cell>
          <table:table-cell table:number-columns-repeated="3"/>
          <table:table-cell table:style-name="ce1"/>
        </table:table-row>
        <table:table-row table:style-name="ro1">
          <table:table-cell/>
          <table:table-cell office:value-type="string" calcext:value-type="string">
            <text:p>data-&gt;max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mbar</text:p>
          </table:table-cell>
          <table:table-cell table:formula="of:=100*[.C6]" office:value-type="float" office:value="160" calcext:value-type="float">
            <text:p>160</text:p>
          </table:table-cell>
          <table:table-cell office:value-type="string" calcext:value-type="string">
            <text:p>P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HSC_OUTPUT_MIN</text:p>
          </table:table-cell>
          <table:table-cell office:value-type="float" office:value="1638" calcext:value-type="float">
            <text:p>163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HSC_OUTPUT_MAX</text:p>
          </table:table-cell>
          <table:table-cell office:value-type="float" office:value="14746" calcext:value-type="float">
            <text:p>14746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pressure conv</text:p>
          </table:table-cell>
          <table:table-cell office:value-type="float" office:value="7714" calcext:value-type="float">
            <text:p>771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essure [Pa]</text:p>
          </table:table-cell>
          <table:table-cell table:style-name="ce1" table:formula="of:=([.C10]-[.C7])*([.E6]-[.E5])/([.C8]-[.C7])+[.E5]" office:value-type="float" office:value="-11.6692096429661" calcext:value-type="float">
            <text:p>-1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essure raw</text:p>
          </table:table-cell>
          <table:table-cell table:style-name="ce1" table:formula="of:=[.C10]-[.C7]" office:value-type="float" office:value="6076" calcext:value-type="float">
            <text:p>6076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scale</text:p>
          </table:table-cell>
          <table:table-cell table:formula="of:=([.E6]-[.E5])/([.C8]-[.C7])" office:value-type="float" office:value="0.0244125724748245" calcext:value-type="float">
            <text:p>0.0244125724748245</text:p>
          </table:table-cell>
          <table:table-cell/>
          <table:table-cell table:style-name="ce5" table:formula="of:=[.C14]/1000" office:value-type="float" office:value="0.0000244125724748245" calcext:value-type="float">
            <text:p>0.00002441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offset</text:p>
          </table:table-cell>
          <table:table-cell table:formula="of:=[.E5]*([.C8]-[.C7])/([.E6]-[.E5])-[.C7]" office:value-type="float" office:value="-8192" calcext:value-type="float">
            <text:p>-819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ressure </text:p>
          </table:table-cell>
          <table:table-cell table:formula="of:=([.C10]+[.C15])*[.E14]" office:value-type="float" office:value="-0.0116692096429661" calcext:value-type="float">
            <text:p>-0.0116692096429661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temperatur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temp conv</text:p>
          </table:table-cell>
          <table:table-cell office:value-type="float" office:value="750" calcext:value-type="float">
            <text:p>75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mp [dC]</text:p>
          </table:table-cell>
          <table:table-cell table:formula="of:=[.C19]*200/2047-50" office:value-type="float" office:value="23.2779677576942" calcext:value-type="float">
            <text:p>23.2779677576942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pass/fail</text:p>
          </table:table-cell>
          <table:table-cell table:style-name="ce2" office:value-type="string" calcext:value-type="string">
            <text:p>passed 20231126</text:p>
          </table:table-cell>
          <table:table-cell table:number-columns-repeated="8"/>
        </table:table-row>
      </table:table>
      <table:table table:name="004B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pressur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nsor variant</text:p>
          </table:table-cell>
          <table:table-cell table:style-name="ce3" office:value-type="string" calcext:value-type="string">
            <text:p>004B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ata-&gt;m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si</text:p>
          </table:table-cell>
          <table:table-cell office:value-type="float" office:value="-400000" calcext:value-type="float">
            <text:p>-400000</text:p>
          </table:table-cell>
          <table:table-cell office:value-type="string" calcext:value-type="string">
            <text:p>Pa</text:p>
          </table:table-cell>
        </table:table-row>
        <table:table-row table:style-name="ro1">
          <table:table-cell/>
          <table:table-cell office:value-type="string" calcext:value-type="string">
            <text:p>data-&gt;ma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si</text:p>
          </table:table-cell>
          <table:table-cell office:value-type="float" office:value="400000" calcext:value-type="float">
            <text:p>400000</text:p>
          </table:table-cell>
          <table:table-cell office:value-type="string" calcext:value-type="string">
            <text:p>Pa</text:p>
          </table:table-cell>
        </table:table-row>
        <table:table-row table:style-name="ro1">
          <table:table-cell/>
          <table:table-cell office:value-type="string" calcext:value-type="string">
            <text:p>HSC_OUTPUT_MIN</text:p>
          </table:table-cell>
          <table:table-cell office:value-type="float" office:value="1638" calcext:value-type="float">
            <text:p>163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SC_OUTPUT_MAX</text:p>
          </table:table-cell>
          <table:table-cell office:value-type="float" office:value="14746" calcext:value-type="float">
            <text:p>14746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pressure conv</text:p>
          </table:table-cell>
          <table:table-cell office:value-type="float" office:value="7714" calcext:value-type="float">
            <text:p>77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essure [Pa]</text:p>
          </table:table-cell>
          <table:table-cell table:style-name="ce1" table:formula="of:=([.C10]-[.C7])*([.E6]-[.E5])/([.C8]-[.C7])+[.E5]" office:value-type="float" office:value="-29173.0241074153" calcext:value-type="float">
            <text:p>-2917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essure raw</text:p>
          </table:table-cell>
          <table:table-cell table:style-name="ce1" table:formula="of:=[.C10]-[.C7]" office:value-type="float" office:value="6076" calcext:value-type="float">
            <text:p>6076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cale</text:p>
          </table:table-cell>
          <table:table-cell table:formula="of:=([.E6]-[.E5])/([.C8]-[.C7])" office:value-type="float" office:value="61.0314311870613" calcext:value-type="float">
            <text:p>61.0314311870613</text:p>
          </table:table-cell>
          <table:table-cell/>
          <table:table-cell table:formula="of:=[.C14]/1000" office:value-type="float" office:value="0.0610314311870613" calcext:value-type="float">
            <text:p>0.061031431187061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ffset</text:p>
          </table:table-cell>
          <table:table-cell table:formula="of:=[.E5]*([.C8]-[.C7])/([.E6]-[.E5])-[.C7]" office:value-type="float" office:value="-8192" calcext:value-type="float">
            <text:p>-819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essure </text:p>
          </table:table-cell>
          <table:table-cell table:formula="of:=([.C10]+[.C15])*[.E14]" office:value-type="float" office:value="-29.1730241074153" calcext:value-type="float">
            <text:p>-29.1730241074153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emperatur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emp conv</text:p>
          </table:table-cell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emp [dC]</text:p>
          </table:table-cell>
          <table:table-cell table:formula="of:=[.C19]*200/2047-50" office:value-type="float" office:value="23.2779677576942" calcext:value-type="float">
            <text:p>23.2779677576942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ass/fail</text:p>
          </table:table-cell>
          <table:table-cell table:style-name="ce2" office:value-type="string" calcext:value-type="string">
            <text:p>passed 20231126</text:p>
          </table:table-cell>
          <table:table-cell table:number-columns-repeated="4"/>
        </table:table-row>
      </table:table>
      <table:table table:name="NA_0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pressur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ensor variant</text:p>
          </table:table-cell>
          <table:table-cell table:style-name="ce3" office:value-type="string" calcext:value-type="string">
            <text:p>N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ata-&gt;mi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x`</text:p>
          </table:table-cell>
          <table:table-cell office:value-type="string" calcext:value-type="string">
            <text:p>Pa</text:p>
          </table:table-cell>
        </table:table-row>
        <table:table-row table:style-name="ro1">
          <table:table-cell/>
          <table:table-cell office:value-type="string" calcext:value-type="string">
            <text:p>data-&gt;ma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si</text:p>
          </table:table-cell>
          <table:table-cell office:value-type="float" office:value="200000" calcext:value-type="float">
            <text:p>200000</text:p>
          </table:table-cell>
          <table:table-cell office:value-type="string" calcext:value-type="string">
            <text:p>Pa</text:p>
          </table:table-cell>
        </table:table-row>
        <table:table-row table:style-name="ro1">
          <table:table-cell/>
          <table:table-cell office:value-type="string" calcext:value-type="string">
            <text:p>HSC_OUTPUT_MIN</text:p>
          </table:table-cell>
          <table:table-cell office:value-type="float" office:value="1638" calcext:value-type="float">
            <text:p>163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SC_OUTPUT_MAX</text:p>
          </table:table-cell>
          <table:table-cell office:value-type="float" office:value="14746" calcext:value-type="float">
            <text:p>14746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pressure conv</text:p>
          </table:table-cell>
          <table:table-cell office:value-type="float" office:value="7714" calcext:value-type="float">
            <text:p>771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essure [Pa]</text:p>
          </table:table-cell>
          <table:table-cell table:style-name="ce1" table:formula="of:=([.C10]-[.C7])*([.E6]-[.E5])/([.C8]-[.C7])+[.E5]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essure raw</text:p>
          </table:table-cell>
          <table:table-cell table:style-name="ce1" table:formula="of:=[.C10]-[.C7]" office:value-type="float" office:value="6076" calcext:value-type="float">
            <text:p>6076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scale</text:p>
          </table:table-cell>
          <table:table-cell table:formula="of:=([.E6]-[.E5])/([.C8]-[.C7])" office:value-type="string" office:string-value="" calcext:value-type="error">
            <text:p>#VALUE!</text:p>
          </table:table-cell>
          <table:table-cell/>
          <table:table-cell table:formula="of:=[.C14]/1000" office:value-type="string" office:string-value="" calcext:value-type="error">
            <text:p>#VALUE!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ffset</text:p>
          </table:table-cell>
          <table:table-cell table:formula="of:=[.E5]*([.C8]-[.C7])/([.E6]-[.E5])-[.C7]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pressure </text:p>
          </table:table-cell>
          <table:table-cell table:formula="of:=([.C10]+[.C15])*[.E14]" office:value-type="string" office:string-value="" calcext:value-type="error">
            <text:p>#VALUE!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temperatur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emp conv</text:p>
          </table:table-cell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emp [dC]</text:p>
          </table:table-cell>
          <table:table-cell table:formula="of:=[.C19]*200/2047-50" office:value-type="float" office:value="23.2779677576942" calcext:value-type="float">
            <text:p>23.2779677576942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ass/fail</text:p>
          </table:table-cell>
          <table:table-cell table:style-name="ce2" office:value-type="string" calcext:value-type="string">
            <text:p>passed 2023112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Unifont" style:font-size-asian="10pt" style:language-asian="zh" style:country-asian="CN" style:font-name-complex="Unifont" style:font-size-complex="10pt" style:language-complex="hi" style:country-complex="IN"/>
    </style:default-style>
    <number:number-style style:name="N0">
      <number:number number:min-integer-digits="1"/>
    </number:number-style>
    <number:number-style style:name="N119">
      <number:number number:decimal-places="9" number:min-decimal-places="9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26">00/00/0000</text:date>, <text:time style:data-style-name="N2" text:time-value="05:54:26.37958064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1T09:22:20.311547406</meta:creation-date>
    <dc:date>2023-11-26T09:19:53.140595515</dc:date>
    <meta:editing-duration>PT8H6M52S</meta:editing-duration>
    <meta:editing-cycles>13</meta:editing-cycles>
    <meta:generator>LibreOffice/7.5.6.2$Linux_X86_64 LibreOffice_project/50$Build-2</meta:generator>
    <meta:document-statistic meta:table-count="6" meta:cell-count="222" meta:object-count="0"/>
  </office:meta>
</office:document-meta>
</file>